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e8f2a1"/>
    </style:style>
    <style:style style:name="gr1" style:family="graphic" style:parent-style-name="standard">
      <style:graphic-properties svg:stroke-color="#f6f9d4" svg:stroke-opacity="40%" draw:fill-color="#e8f2a1" draw:opacity="86%" draw:textarea-horizontal-align="justify" draw:textarea-vertical-align="middle" draw:auto-grow-height="false" fo:min-height="27cm" fo:min-width="18.25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8.25cm"/>
    </style:style>
    <style:style style:name="gr3" style:family="graphic" style:parent-style-name="standard">
      <style:graphic-properties draw:textarea-horizontal-align="justify" draw:textarea-vertical-align="middle" draw:auto-grow-height="false" fo:min-height="5.5cm" fo:min-width="18.25cm"/>
    </style:style>
    <style:style style:name="gr4" style:family="graphic" style:parent-style-name="standard">
      <style:graphic-properties draw:textarea-horizontal-align="justify" draw:textarea-vertical-align="middle" draw:auto-grow-height="false" fo:min-height="7.75cm" fo:min-width="18.25cm"/>
    </style:style>
    <style:style style:name="gr5" style:family="graphic" style:parent-style-name="standard">
      <style:graphic-properties draw:textarea-horizontal-align="justify" draw:textarea-vertical-align="middle" draw:auto-grow-height="false" fo:min-height="3.5cm" fo:min-width="18.25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0.75cm" fo:min-width="12.25cm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0.75cm" fo:min-width="5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5cm" fo:min-width="7cm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4.5cm" fo:min-width="10cm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4.25cm" fo:min-width="3.75cm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4.25cm" fo:min-width="3.25cm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4.25cm" fo:min-width="3.5cm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2cm" fo:min-width="14.5cm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0.25cm" fo:min-width="11.75cm"/>
    </style:style>
    <style:style style:name="gr15" style:family="graphic" style:parent-style-name="standard">
      <style:graphic-properties draw:fill-color="#ff8000" draw:textarea-horizontal-align="justify" draw:textarea-vertical-align="middle" draw:auto-grow-height="false" fo:min-height="2.75cm" fo:min-width="3.25cm"/>
    </style:style>
    <style:style style:name="gr16" style:family="graphic" style:parent-style-name="standard">
      <style:graphic-properties draw:fill-color="#ff8000" draw:textarea-horizontal-align="justify" draw:textarea-vertical-align="middle" draw:auto-grow-height="false" fo:min-height="0.75cm" fo:min-width="2.75cm"/>
    </style:style>
    <style:style style:name="gr17" style:family="graphic" style:parent-style-name="standard">
      <style:graphic-properties draw:fill-color="#ff8000" draw:textarea-horizontal-align="justify" draw:textarea-vertical-align="middle" draw:auto-grow-height="false" fo:min-height="0.5cm" fo:min-width="1.25cm"/>
    </style:style>
    <style:style style:name="gr18" style:family="graphic" style:parent-style-name="standard">
      <style:graphic-properties draw:fill-color="#ff8000" draw:textarea-horizontal-align="justify" draw:textarea-vertical-align="middle" draw:auto-grow-height="false" fo:min-height="0.5cm" fo:min-width="0.75cm"/>
    </style:style>
    <style:style style:name="gr19" style:family="graphic" style:parent-style-name="standard">
      <style:graphic-properties draw:fill-color="#ff8000" draw:textarea-horizontal-align="justify" draw:textarea-vertical-align="middle" draw:auto-grow-height="false" fo:min-height="2.75cm" fo:min-width="13cm"/>
    </style:style>
    <style:style style:name="P1" style:family="paragraph">
      <loext:graphic-properties draw:fill-color="#e8f2a1" draw:opacity="8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5cm" svg:height="27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75cm" svg:height="1.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5cm" svg:height="5.75cm" svg:x="1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75cm" svg:height="8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5cm" svg:height="5.75cm" svg:x="1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75cm" svg:height="3.75cm" svg:x="1cm" svg:y="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75cm" svg:height="1.5cm" svg:x="1cm" svg:y="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2.75cm" svg:height="1cm" svg:x="1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1cm" svg:x="14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5cm" svg:height="5.25cm" svg:x="12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0.5cm" svg:height="4.75cm" svg:x="1.25cm" svg:y="3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25cm" svg:height="4.5cm" svg:x="1.5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75cm" svg:height="4.5cm" svg:x="6.5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4.5cm" svg:x="10.75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4.5cm" svg:x="15.5cm" svg:y="10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5cm" svg:height="2.25cm" svg:x="2.5cm" svg:y="2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2.25cm" svg:height="0.5cm" svg:x="3.75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75cm" svg:height="3cm" svg:x="1.75cm" svg:y="10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25cm" svg:height="1cm" svg:x="2cm" svg:y="1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75cm" svg:height="0.75cm" svg:x="14cm" svg:y="1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75cm" svg:height="0.75cm" svg:x="16.25cm" svg:y="1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25cm" svg:height="0.75cm" svg:x="18.25cm" svg:y="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3.5cm" svg:height="3cm" svg:x="3.5cm" svg:y="1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8T01:07:14.982201330</meta:creation-date>
    <dc:date>2024-12-28T01:22:58.547147071</dc:date>
    <meta:editing-duration>PT5M33S</meta:editing-duration>
    <meta:editing-cycles>1</meta:editing-cycles>
    <meta:document-statistic meta:object-count="23"/>
    <meta:generator>LibreOffice/7.3.7.2$Linux_X86_64 LibreOffice_project/30$Build-2</meta:generator>
  </office:meta>
</office:document-meta>
</file>